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1-03-03 0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0-09-09 0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20-01-31 0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19-09-17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19-01-1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18-01-24 0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17-10-18 0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17-10-03 0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17-05-10 0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17-01-09 0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16-09-30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16-05-06 0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16-01-07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15-09-22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41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2015-03-15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4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882" meta:object-count="0"/>
    <meta:user-defined meta:name="AppVersion">3.0</meta:user-defined>
  </office:meta>
</office:document-meta>
</file>